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imbus Sans" svg:font-family="'Nimbus Sans'" style:font-adornments="Regular" style:font-family-generic="swiss" style:font-pitch="variable"/>
    <style:font-face style:name="OpenSymbol" svg:font-family="OpenSymbol" style:font-charset="x-symbol"/>
    <style:font-face style:name="arial" svg:font-family="arial" style:font-adornments="Italic" style:font-family-generic="swiss"/>
  </office:font-face-decls>
  <office:automatic-styles>
    <style:style style:name="Table1" style:family="table">
      <style:table-properties style:width="6.3021in" table:align="margins"/>
    </style:style>
    <style:style style:name="Table1.A" style:family="table-column">
      <style:table-column-properties style:column-width="1.5625in" style:rel-column-width="16248*"/>
    </style:style>
    <style:style style:name="Table1.B" style:family="table-column">
      <style:table-column-properties style:column-width="1.375in" style:rel-column-width="14298*"/>
    </style:style>
    <style:style style:name="Table1.C" style:family="table-column">
      <style:table-column-properties style:column-width="1in" style:rel-column-width="10398*"/>
    </style:style>
    <style:style style:name="Table1.D" style:family="table-column">
      <style:table-column-properties style:column-width="1.3125in" style:rel-column-width="13648*"/>
    </style:style>
    <style:style style:name="Table1.E" style:family="table-column">
      <style:table-column-properties style:column-width="1.0521in" style:rel-column-width="10943*"/>
    </style:style>
    <style:style style:name="Table1.A1" style:family="table-cell">
      <style:table-cell-properties fo:padding="0.0382in" fo:border-left="0.5pt solid #000000" fo:border-right="none" fo:border-top="0.5pt solid #000000" fo:border-bottom="0.5pt solid #000000"/>
    </style:style>
    <style:style style:name="Table1.E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E2" style:family="table-cell">
      <style:table-cell-properties fo:padding="0.0382in" fo:border-left="0.5pt solid #000000" fo:border-right="0.5pt solid #000000" fo:border-top="none" fo:border-bottom="0.5pt solid #000000"/>
    </style:style>
    <style:style style:name="Table2" style:family="table">
      <style:table-properties style:width="6.3021in" table:align="margins"/>
    </style:style>
    <style:style style:name="Table2.A" style:family="table-column">
      <style:table-column-properties style:column-width="3.1514in" style:rel-column-width="32767*"/>
    </style:style>
    <style:style style:name="Table2.A1" style:family="table-cell">
      <style:table-cell-properties fo:padding="0.0382in" fo:border-left="0.5pt solid #000000" fo:border-right="none" fo:border-top="0.5pt solid #000000" fo:border-bottom="0.5pt solid #000000"/>
    </style:style>
    <style:style style:name="Table2.B1" style:family="table-cell">
      <style:table-cell-properties fo:padding="0.0382in" fo:border="0.5pt solid #000000"/>
    </style:style>
    <style:style style:name="Table2.A2" style:family="table-cell">
      <style:table-cell-properties fo:padding="0.0382in" fo:border-left="0.5pt solid #000000" fo:border-right="none" fo:border-top="none" fo:border-bottom="0.5pt solid #000000"/>
    </style:style>
    <style:style style:name="Table2.B2" style:family="table-cell">
      <style:table-cell-properties fo:padding="0.0382in" fo:border-left="0.5pt solid #000000" fo:border-right="0.5pt solid #000000" fo:border-top="none" fo:border-bottom="0.5pt solid #000000"/>
    </style:style>
    <style:style style:name="P1" style:family="paragraph" style:parent-style-name="Footer">
      <style:paragraph-properties fo:text-align="end" style:justify-single-word="false"/>
    </style:style>
    <style:style style:name="P2" style:family="paragraph" style:parent-style-name="Text_20_body">
      <style:paragraph-properties fo:text-align="center" style:justify-single-word="false"/>
    </style:style>
    <style:style style:name="P3" style:family="paragraph" style:parent-style-name="Text_20_body">
      <style:paragraph-properties fo:text-align="start" style:justify-single-word="false"/>
    </style:style>
    <style:style style:name="P4" style:family="paragraph" style:parent-style-name="Text_20_body">
      <style:paragraph-properties fo:text-align="start" style:justify-single-word="false"/>
      <style:text-properties officeooo:rsid="001c0ea5" officeooo:paragraph-rsid="001c0ea5"/>
    </style:style>
    <style:style style:name="P5" style:family="paragraph" style:parent-style-name="Text_20_body">
      <style:paragraph-properties fo:text-align="center" style:justify-single-word="false"/>
      <style:text-properties officeooo:rsid="001c0ea5" officeooo:paragraph-rsid="001c0ea5"/>
    </style:style>
    <style:style style:name="P6" style:family="paragraph" style:parent-style-name="Title">
      <style:text-properties fo:font-size="18pt" style:font-size-asian="18pt" style:font-size-complex="18pt"/>
    </style:style>
    <style:style style:name="P7" style:family="paragraph" style:parent-style-name="Text_20_body">
      <style:text-properties officeooo:paragraph-rsid="002467e5"/>
    </style:style>
    <style:style style:name="P8" style:family="paragraph" style:parent-style-name="Text_20_body">
      <style:text-properties officeooo:rsid="001efbf8" officeooo:paragraph-rsid="002467e5"/>
    </style:style>
    <style:style style:name="P9" style:family="paragraph" style:parent-style-name="Text_20_body">
      <style:text-properties officeooo:rsid="001f451a" officeooo:paragraph-rsid="002467e5"/>
    </style:style>
    <style:style style:name="P10" style:family="paragraph" style:parent-style-name="Text_20_body">
      <style:text-properties officeooo:paragraph-rsid="001d5e7a"/>
    </style:style>
    <style:style style:name="P11" style:family="paragraph" style:parent-style-name="Text_20_body">
      <style:text-properties officeooo:rsid="003b02f6" officeooo:paragraph-rsid="003b02f6"/>
    </style:style>
    <style:style style:name="P12" style:family="paragraph" style:parent-style-name="Text_20_body">
      <style:text-properties officeooo:rsid="00396a92" officeooo:paragraph-rsid="00396a92"/>
    </style:style>
    <style:style style:name="P13" style:family="paragraph" style:parent-style-name="Text_20_body">
      <style:text-properties officeooo:paragraph-rsid="00396a92"/>
    </style:style>
    <style:style style:name="P14" style:family="paragraph" style:parent-style-name="Table_20_Contents">
      <style:text-properties style:font-name="Arial" fo:font-size="12pt" officeooo:rsid="004e125b" officeooo:paragraph-rsid="004e125b"/>
    </style:style>
    <style:style style:name="P15" style:family="paragraph" style:parent-style-name="Table_20_Contents">
      <style:text-properties style:font-name="Arial" fo:font-size="12pt" fo:font-weight="bold" officeooo:rsid="004e125b" officeooo:paragraph-rsid="004e125b" style:font-weight-asian="bold" style:font-weight-complex="bold"/>
    </style:style>
    <style:style style:name="P16" style:family="paragraph" style:parent-style-name="Table_20_Contents">
      <style:paragraph-properties fo:text-align="end" style:justify-single-word="false"/>
      <style:text-properties style:font-name="Arial" fo:font-size="12pt" fo:font-weight="bold" officeooo:rsid="004fc8b8" officeooo:paragraph-rsid="004fc8b8" style:font-weight-asian="bold" style:font-weight-complex="bold"/>
    </style:style>
    <style:style style:name="P17" style:family="paragraph" style:parent-style-name="Table_20_Contents">
      <style:text-properties style:font-name="Arial" fo:font-size="12pt" fo:font-weight="bold" officeooo:rsid="004fc8b8" officeooo:paragraph-rsid="004fc8b8" style:font-weight-asian="bold" style:font-weight-complex="bold"/>
    </style:style>
    <style:style style:name="P18" style:family="paragraph" style:parent-style-name="Text_20_body">
      <style:text-properties officeooo:rsid="004cf464" officeooo:paragraph-rsid="004cf464"/>
    </style:style>
    <style:style style:name="P19" style:family="paragraph" style:parent-style-name="Text_20_body">
      <style:text-properties officeooo:rsid="005235cf" officeooo:paragraph-rsid="005235cf"/>
    </style:style>
    <style:style style:name="P20" style:family="paragraph" style:parent-style-name="Text_20_body">
      <style:text-properties officeooo:rsid="0052ff81" officeooo:paragraph-rsid="0054d0ed"/>
    </style:style>
    <style:style style:name="P21" style:family="paragraph" style:parent-style-name="Text_20_body">
      <style:text-properties officeooo:rsid="004a4a7d"/>
    </style:style>
    <style:style style:name="P22" style:family="paragraph" style:parent-style-name="Text_20_body">
      <style:paragraph-properties fo:text-align="center" style:justify-single-word="false"/>
      <style:text-properties fo:font-size="12pt" officeooo:rsid="004fc8b8" officeooo:paragraph-rsid="004fc8b8" style:font-size-asian="12pt" style:font-size-complex="12pt"/>
    </style:style>
    <style:style style:name="P23" style:family="paragraph" style:parent-style-name="Text_20_body">
      <style:text-properties fo:font-weight="bold" officeooo:rsid="0052ff81" officeooo:paragraph-rsid="0059676a" style:font-weight-asian="bold" style:font-weight-complex="bold"/>
    </style:style>
    <style:style style:name="P24" style:family="paragraph" style:parent-style-name="Contents_20_1">
      <style:paragraph-properties>
        <style:tab-stops>
          <style:tab-stop style:position="6.302in" style:type="right" style:leader-style="dotted" style:leader-text="."/>
        </style:tab-stops>
      </style:paragraph-properties>
    </style:style>
    <style:style style:name="P25" style:family="paragraph" style:parent-style-name="Contents_20_2">
      <style:paragraph-properties>
        <style:tab-stops>
          <style:tab-stop style:position="6.1055in" style:type="right" style:leader-style="dotted" style:leader-text="."/>
        </style:tab-stops>
      </style:paragraph-properties>
    </style:style>
    <style:style style:name="P26" style:family="paragraph" style:parent-style-name="Contents_20_3">
      <style:paragraph-properties>
        <style:tab-stops>
          <style:tab-stop style:position="5.9083in" style:type="right" style:leader-style="dotted" style:leader-text="."/>
        </style:tab-stops>
      </style:paragraph-properties>
    </style:style>
    <style:style style:name="P27" style:family="paragraph" style:parent-style-name="Contents_20_4">
      <style:paragraph-properties>
        <style:tab-stops>
          <style:tab-stop style:position="5.7118in" style:type="right" style:leader-style="dotted" style:leader-text="."/>
        </style:tab-stops>
      </style:paragraph-properties>
    </style:style>
    <style:style style:name="P28" style:family="paragraph" style:parent-style-name="Heading_20_1" style:list-style-name=""/>
    <style:style style:name="P29" style:family="paragraph" style:parent-style-name="Heading_20_1">
      <style:paragraph-properties fo:break-before="page"/>
    </style:style>
    <style:style style:name="P30" style:family="paragraph" style:parent-style-name="Heading_20_1">
      <style:text-properties officeooo:rsid="0033be8a" officeooo:paragraph-rsid="0033be8a"/>
    </style:style>
    <style:style style:name="P31" style:family="paragraph" style:parent-style-name="Heading_20_1">
      <style:text-properties officeooo:paragraph-rsid="00590871"/>
    </style:style>
    <style:style style:name="P32" style:family="paragraph" style:parent-style-name="Heading_20_3">
      <style:text-properties officeooo:paragraph-rsid="002467e5"/>
    </style:style>
    <style:style style:name="P33" style:family="paragraph" style:parent-style-name="Heading_20_4">
      <style:text-properties officeooo:rsid="0048fad4"/>
    </style:style>
    <style:style style:name="P34" style:family="paragraph" style:parent-style-name="Table_20_Contents">
      <style:text-properties style:font-name="Arial" fo:font-size="12pt" officeooo:rsid="006663d3" officeooo:paragraph-rsid="006663d3"/>
    </style:style>
    <style:style style:name="P35" style:family="paragraph" style:parent-style-name="Table_20_Contents">
      <style:paragraph-properties fo:text-align="end" style:justify-single-word="false"/>
      <style:text-properties style:font-name="Arial" fo:font-size="12pt" officeooo:rsid="006663d3" officeooo:paragraph-rsid="006663d3"/>
    </style:style>
    <style:style style:name="P36" style:family="paragraph" style:parent-style-name="Table_20_Contents">
      <style:text-properties style:font-name="Arial" fo:font-size="12pt" fo:font-style="normal" fo:font-weight="bold" officeooo:rsid="006663d3" officeooo:paragraph-rsid="006663d3" style:font-style-asian="normal" style:font-weight-asian="bold" style:font-style-complex="normal" style:font-weight-complex="bold"/>
    </style:style>
    <style:style style:name="P37" style:family="paragraph" style:parent-style-name="Table_20_Contents">
      <style:paragraph-properties fo:text-align="end" style:justify-single-word="false"/>
      <style:text-properties style:font-name="Arial" fo:font-size="12pt" fo:font-style="normal" fo:font-weight="bold" officeooo:rsid="006663d3" officeooo:paragraph-rsid="006663d3" style:font-style-asian="normal" style:font-weight-asian="bold" style:font-style-complex="normal" style:font-weight-complex="bold"/>
    </style:style>
    <style:style style:name="P38" style:family="paragraph" style:parent-style-name="Table_20_Contents">
      <style:text-properties style:font-name="Arial" fo:font-size="12pt" fo:font-weight="bold" officeooo:rsid="006663d3" officeooo:paragraph-rsid="006663d3" style:font-weight-asian="bold" style:font-weight-complex="bold"/>
    </style:style>
    <style:style style:name="P39" style:family="paragraph" style:parent-style-name="Table_20_Contents">
      <style:paragraph-properties fo:text-align="end" style:justify-single-word="false"/>
      <style:text-properties style:font-name="Arial" fo:font-size="12pt" fo:font-weight="bold" officeooo:rsid="006663d3" officeooo:paragraph-rsid="006663d3" style:font-weight-asian="bold" style:font-weight-complex="bold"/>
    </style:style>
    <style:style style:name="P40" style:family="paragraph" style:parent-style-name="Text_20_body" style:list-style-name="L1">
      <style:text-properties officeooo:rsid="0052ff81" officeooo:paragraph-rsid="0059676a"/>
    </style:style>
    <style:style style:name="P41" style:family="paragraph" style:parent-style-name="Text_20_body" style:list-style-name="L2">
      <style:text-properties officeooo:rsid="003b02f6" officeooo:paragraph-rsid="003b02f6"/>
    </style:style>
    <style:style style:name="P42" style:family="paragraph" style:parent-style-name="Text_20_body" style:list-style-name="L3">
      <style:text-properties officeooo:rsid="003dc28e" officeooo:paragraph-rsid="003dc28e"/>
    </style:style>
    <style:style style:name="P43" style:family="paragraph" style:parent-style-name="Text_20_body" style:list-style-name="L3">
      <style:text-properties officeooo:rsid="003fc2b7" officeooo:paragraph-rsid="003fc2b7"/>
    </style:style>
    <style:style style:name="P44" style:family="paragraph" style:parent-style-name="Text_20_body" style:list-style-name="L2">
      <style:text-properties officeooo:rsid="003fc2b7" officeooo:paragraph-rsid="003fc2b7"/>
    </style:style>
    <style:style style:name="P45" style:family="paragraph" style:parent-style-name="Text_20_body" style:list-style-name="L2">
      <style:text-properties officeooo:rsid="00421b98" officeooo:paragraph-rsid="00421b98"/>
    </style:style>
    <style:style style:name="P46" style:family="paragraph" style:parent-style-name="Text_20_body" style:list-style-name="L2">
      <style:text-properties officeooo:rsid="0042e547" officeooo:paragraph-rsid="0042e547"/>
    </style:style>
    <style:style style:name="P47" style:family="paragraph" style:parent-style-name="Text_20_body" style:list-style-name="L2">
      <style:text-properties officeooo:rsid="00435ec7" officeooo:paragraph-rsid="00435ec7"/>
    </style:style>
    <style:style style:name="P48" style:family="paragraph" style:parent-style-name="Text_20_body">
      <style:text-properties officeooo:rsid="005dd1a8" officeooo:paragraph-rsid="005dd1a8"/>
    </style:style>
    <style:style style:name="P49" style:family="paragraph" style:parent-style-name="Text_20_body" style:list-style-name="L1">
      <style:text-properties officeooo:rsid="005f175e" officeooo:paragraph-rsid="005f175e"/>
    </style:style>
    <style:style style:name="P50" style:family="paragraph" style:parent-style-name="Text_20_body">
      <style:paragraph-properties fo:text-align="center" style:justify-single-word="false"/>
      <style:text-properties fo:font-style="italic" officeooo:rsid="005f175e" officeooo:paragraph-rsid="005f175e" style:font-style-asian="italic" style:font-style-complex="italic"/>
    </style:style>
    <style:style style:name="P51" style:family="paragraph" style:parent-style-name="Text_20_body">
      <style:paragraph-properties fo:text-align="center" style:justify-single-word="false"/>
      <style:text-properties fo:font-style="italic" officeooo:paragraph-rsid="005f175e" style:font-style-asian="italic" style:font-style-complex="italic"/>
    </style:style>
    <style:style style:name="P52" style:family="paragraph" style:parent-style-name="Text_20_body">
      <style:paragraph-properties fo:text-align="start" style:justify-single-word="false"/>
      <style:text-properties fo:font-style="normal" officeooo:rsid="006410b4" officeooo:paragraph-rsid="006410b4" style:font-style-asian="normal" style:font-style-complex="normal"/>
    </style:style>
    <style:style style:name="P53" style:family="paragraph" style:parent-style-name="Text_20_body">
      <style:text-properties officeooo:rsid="00665020" officeooo:paragraph-rsid="00665020"/>
    </style:style>
    <style:style style:name="P54" style:family="paragraph" style:parent-style-name="Text_20_body">
      <style:text-properties officeooo:rsid="006807c3" officeooo:paragraph-rsid="006807c3"/>
    </style:style>
    <style:style style:name="P55" style:family="paragraph" style:parent-style-name="Text_20_body">
      <style:text-properties officeooo:rsid="006958f4" officeooo:paragraph-rsid="006958f4"/>
    </style:style>
    <style:style style:name="P56" style:family="paragraph" style:parent-style-name="Text_20_body">
      <style:text-properties officeooo:rsid="00699295" officeooo:paragraph-rsid="00699295"/>
    </style:style>
    <style:style style:name="P57" style:family="paragraph" style:parent-style-name="Text_20_body">
      <style:text-properties officeooo:rsid="006b6244" officeooo:paragraph-rsid="006b6244"/>
    </style:style>
    <style:style style:name="P58" style:family="paragraph" style:parent-style-name="Text_20_body">
      <style:text-properties officeooo:rsid="006c5000" officeooo:paragraph-rsid="006c5000"/>
    </style:style>
    <style:style style:name="T1" style:family="text">
      <style:text-properties officeooo:rsid="001e0a64"/>
    </style:style>
    <style:style style:name="T2" style:family="text">
      <style:text-properties officeooo:rsid="001fd837"/>
    </style:style>
    <style:style style:name="T3" style:family="text">
      <style:text-properties officeooo:rsid="001d5e7a"/>
    </style:style>
    <style:style style:name="T4" style:family="text">
      <style:text-properties officeooo:rsid="00271aec"/>
    </style:style>
    <style:style style:name="T5" style:family="text">
      <style:text-properties officeooo:rsid="00285a8a"/>
    </style:style>
    <style:style style:name="T6" style:family="text">
      <style:text-properties officeooo:rsid="002a47a0"/>
    </style:style>
    <style:style style:name="T7" style:family="text">
      <style:text-properties officeooo:rsid="003138d4"/>
    </style:style>
    <style:style style:name="T8" style:family="text">
      <style:text-properties officeooo:rsid="0031e437"/>
    </style:style>
    <style:style style:name="T9" style:family="text">
      <style:text-properties officeooo:rsid="0026fee9"/>
    </style:style>
    <style:style style:name="T10" style:family="text">
      <style:text-properties officeooo:rsid="00389486"/>
    </style:style>
    <style:style style:name="T11" style:family="text">
      <style:text-properties officeooo:rsid="003b9955"/>
    </style:style>
    <style:style style:name="T12" style:family="text">
      <style:text-properties officeooo:rsid="003ca13c"/>
    </style:style>
    <style:style style:name="T13" style:family="text">
      <style:text-properties officeooo:rsid="003d2e2c"/>
    </style:style>
    <style:style style:name="T14" style:family="text">
      <style:text-properties officeooo:rsid="003ec06c"/>
    </style:style>
    <style:style style:name="T15" style:family="text">
      <style:text-properties officeooo:rsid="0045a56a"/>
    </style:style>
    <style:style style:name="T16" style:family="text">
      <style:text-properties officeooo:rsid="00475f3b"/>
    </style:style>
    <style:style style:name="T17" style:family="text">
      <style:text-properties officeooo:rsid="0048fad4"/>
    </style:style>
    <style:style style:name="T18" style:family="text">
      <style:text-properties officeooo:rsid="00506b1b"/>
    </style:style>
    <style:style style:name="T19" style:family="text">
      <style:text-properties officeooo:rsid="0054d0ed"/>
    </style:style>
    <style:style style:name="T20" style:family="text">
      <style:text-properties officeooo:rsid="005505f8"/>
    </style:style>
    <style:style style:name="T21" style:family="text">
      <style:text-properties officeooo:rsid="00574b58"/>
    </style:style>
    <style:style style:name="T22" style:family="text">
      <style:text-properties officeooo:rsid="00590871"/>
    </style:style>
    <style:style style:name="T23" style:family="text">
      <style:text-properties officeooo:rsid="005cb4fb"/>
    </style:style>
    <style:style style:name="T24" style:family="text">
      <style:text-properties officeooo:rsid="005dd1a8"/>
    </style:style>
    <style:style style:name="T25" style:family="text">
      <style:text-properties officeooo:rsid="005f175e"/>
    </style:style>
    <style:style style:name="T26" style:family="text">
      <style:text-properties fo:font-variant="normal" fo:text-transform="none" fo:color="#202122" loext:opacity="100%" fo:letter-spacing="normal"/>
    </style:style>
    <style:style style:name="T27" style:family="text">
      <style:text-properties fo:font-variant="normal" fo:text-transform="none" fo:color="#202122" loext:opacity="100%" fo:letter-spacing="normal" officeooo:rsid="0060b72c"/>
    </style:style>
    <style:style style:name="T28" style:family="text">
      <style:text-properties fo:font-variant="normal" fo:text-transform="none" fo:color="#202122" loext:opacity="100%" fo:letter-spacing="normal" officeooo:rsid="006410b4"/>
    </style:style>
    <style:style style:name="T29" style:family="text">
      <style:text-properties officeooo:rsid="00627286"/>
    </style:style>
    <style:style style:name="T30" style:family="text">
      <style:text-properties officeooo:rsid="006410b4"/>
    </style:style>
    <style:style style:name="T31" style:family="text">
      <style:text-properties officeooo:rsid="006663d3"/>
    </style:style>
    <style:style style:name="T32" style:family="text">
      <style:text-properties officeooo:rsid="00699295"/>
    </style:style>
    <style:style style:name="T33" style:family="text">
      <style:text-properties officeooo:rsid="006aabbe"/>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8" text:outline-level="1"/>
      <text:h text:style-name="P28" text:outline-level="1"/>
      <text:p text:style-name="P6"><text:bookmark-start text:name="__RefHeading___Toc963_757333850"/>Datenbankgestütze Webanwendung zur Verwaltung und Einwahl in Arbeitsgemeinschaften<text:bookmark-end text:name="__RefHeading___Toc963_757333850"/></text:p>
      <text:p text:style-name="P2"/>
      <text:p text:style-name="P5">Ausbildungsberuf: Fachinformatiker - Anwendungsentwicklung</text:p>
      <text:p text:style-name="P3"/>
      <text:p text:style-name="P3"/>
      <text:p text:style-name="P4"/>
      <text:p text:style-name="P4"/>
      <text:p text:style-name="P4"/>
      <text:p text:style-name="P4"/>
      <text:p text:style-name="P4">Prüfungsteilnehmer:</text:p>
      <text:p text:style-name="P4">Sven-Ole Timm, Sachsenring 55, 24534 Neumünster</text:p>
      <text:p text:style-name="P4">Michael Sintsov, Ehndorfer Str. 229b, 24537 Neumünster</text:p>
      <text:p text:style-name="P4"/>
      <text:p text:style-name="P4">Ausbildungsbetrieb:</text:p>
      <text:p text:style-name="P4">Regionales Berufsbildungszentrum Technik der Landeshauptstadt Kiel</text:p>
      <text:p text:style-name="P4">Geschwister-Scholl-Straße 9</text:p>
      <text:p text:style-name="P4">24143 Kiel</text:p>
      <text:p text:style-name="P4"/>
      <text:p text:style-name="P4">Projektbetreuer:</text:p>
      <text:p text:style-name="P4">Robert Kramer</text:p>
      <text:p text:style-name="P4"/>
      <text:table-of-content text:style-name="Sect1" text:protected="true" text:name="Table of Content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Inhaltsverzeichnis</text:p>
          </text:index-title>
          <text:p text:style-name="P24"><text:a xlink:type="simple" xlink:href="#__RefHeading___Toc132_3119963138" text:style-name="Index_20_Link" text:visited-style-name="Index_20_Link">1. Einleitung<text:tab/>3</text:a></text:p>
          <text:p text:style-name="P26"><text:a xlink:type="simple" xlink:href="#__RefHeading___Toc134_3119963138" text:style-name="Index_20_Link" text:visited-style-name="Index_20_Link">1.1. Projektbeschreibung<text:tab/>3</text:a></text:p>
          <text:p text:style-name="P26"><text:a xlink:type="simple" xlink:href="#__RefHeading___Toc136_3119963138" text:style-name="Index_20_Link" text:visited-style-name="Index_20_Link">1.2. Projektziele<text:tab/>3</text:a></text:p>
          <text:p text:style-name="P26"><text:a xlink:type="simple" xlink:href="#__RefHeading___Toc138_3119963138" text:style-name="Index_20_Link" text:visited-style-name="Index_20_Link">1.3. Projektumfeld<text:tab/>3</text:a></text:p>
          <text:p text:style-name="P26"><text:a xlink:type="simple" xlink:href="#__RefHeading___Toc140_3119963138" text:style-name="Index_20_Link" text:visited-style-name="Index_20_Link">1.4. Projektbegründung<text:tab/>3</text:a></text:p>
          <text:p text:style-name="P24"><text:a xlink:type="simple" xlink:href="#__RefHeading___Toc142_3119963138" text:style-name="Index_20_Link" text:visited-style-name="Index_20_Link">2. Analyse<text:tab/>4</text:a></text:p>
          <text:p text:style-name="P25"><text:a xlink:type="simple" xlink:href="#__RefHeading___Toc280_3083509468" text:style-name="Index_20_Link" text:visited-style-name="Index_20_Link">2.1. Ist-Analyse<text:tab/>4</text:a></text:p>
          <text:p text:style-name="P25"><text:a xlink:type="simple" xlink:href="#__RefHeading___Toc282_3083509468" text:style-name="Index_20_Link" text:visited-style-name="Index_20_Link">2.2. Wirtschaftliche Analyse<text:tab/>4</text:a></text:p>
          <text:p text:style-name="P27"><text:a xlink:type="simple" xlink:href="#__RefHeading___Toc518_1214139968" text:style-name="Index_20_Link" text:visited-style-name="Index_20_Link">2.2.1. „Make or Buy“-Entscheidung<text:tab/>4</text:a></text:p>
          <text:p text:style-name="P27"><text:a xlink:type="simple" xlink:href="#__RefHeading___Toc520_1214139968" text:style-name="Index_20_Link" text:visited-style-name="Index_20_Link">2.2.2. Projektkosten<text:tab/>4</text:a></text:p>
          <text:p text:style-name="P27"><text:a xlink:type="simple" xlink:href="#__RefHeading___Toc533_1018631107" text:style-name="Index_20_Link" text:visited-style-name="Index_20_Link">2.2.3. Amortisationsdauer<text:tab/>5</text:a></text:p>
          <text:p text:style-name="P25"><text:a xlink:type="simple" xlink:href="#__RefHeading___Toc317_2424578105" text:style-name="Index_20_Link" text:visited-style-name="Index_20_Link">2.3. Lastenheft<text:tab/>6</text:a></text:p>
          <text:p text:style-name="P24"><text:a xlink:type="simple" xlink:href="#__RefHeading___Toc144_3119963138" text:style-name="Index_20_Link" text:visited-style-name="Index_20_Link">3. Entwurfsphase<text:tab/>6</text:a></text:p>
          <text:p text:style-name="P25"><text:a xlink:type="simple" xlink:href="#__RefHeading___Toc284_3083509468" text:style-name="Index_20_Link" text:visited-style-name="Index_20_Link">3.1. <text:s/>Soll-Konzept<text:tab/>6</text:a></text:p>
          <text:p text:style-name="P25"><text:a xlink:type="simple" xlink:href="#__RefHeading___Toc319_2424578105" text:style-name="Index_20_Link" text:visited-style-name="Index_20_Link">3.2. Pflichtenheft<text:tab/>7</text:a></text:p>
          <text:p text:style-name="P24"><text:a xlink:type="simple" xlink:href="#__RefHeading___Toc148_3119963138" text:style-name="Index_20_Link" text:visited-style-name="Index_20_Link">4. Projektplanung<text:tab/>8</text:a></text:p>
          <text:p text:style-name="P25"><text:a xlink:type="simple" xlink:href="#__RefHeading___Toc321_2424578105" text:style-name="Index_20_Link" text:visited-style-name="Index_20_Link">4.1. Projektphasen<text:tab/>8</text:a></text:p>
          <text:p text:style-name="P25"><text:a xlink:type="simple" xlink:href="#__RefHeading___Toc323_2424578105" text:style-name="Index_20_Link" text:visited-style-name="Index_20_Link">4.2. Ressourcenplanung<text:tab/>8</text:a></text:p>
          <text:p text:style-name="P25"><text:a xlink:type="simple" xlink:href="#__RefHeading___Toc325_2424578105" text:style-name="Index_20_Link" text:visited-style-name="Index_20_Link">4.3. Entwicklungsprozess<text:tab/>9</text:a></text:p>
          <text:p text:style-name="P24"><text:a xlink:type="simple" xlink:href="#__RefHeading___Toc540_1018631107" text:style-name="Index_20_Link" text:visited-style-name="Index_20_Link">5. Datenschutz &amp; Datensicherheit<text:tab/>9</text:a></text:p>
          <text:p text:style-name="P24"><text:a xlink:type="simple" xlink:href="#__RefHeading___Toc158_3119963138" text:style-name="Index_20_Link" text:visited-style-name="Index_20_Link">6. Anhang<text:tab/>9</text:a></text:p>
        </text:index-body>
      </text:table-of-content>
      <text:h text:style-name="Heading_20_1" text:outline-level="1" text:is-list-header="true"/>
      <text:h text:style-name="P29" text:outline-level="1"><text:bookmark-start text:name="__RefHeading___Toc132_3119963138"/>Einleitung<text:bookmark-end text:name="__RefHeading___Toc132_3119963138"/></text:h>
      <text:h text:style-name="Heading_20_3" text:outline-level="3"><text:bookmark-start text:name="__RefHeading___Toc134_3119963138"/>Projektbeschreibung<text:bookmark-end text:name="__RefHeading___Toc134_3119963138"/></text:h>
      <text:p text:style-name="Text_20_body">Das regionale Berufsbildungszentrum Technik der Landeshauptstadt Kiel veranstaltet für die Schüler*innen Arbeitsgemeinschaften mit Teilnahmepflicht. <text:span text:style-name="T7">Alle Schüler*innen</text:span> k<text:span text:style-name="T7">ö</text:span>nn<text:span text:style-name="T7">en</text:span> eine Arbeitsgemeinschaft wählen. Dieser Prozess findet derzeit schriftlich mit Verwendung von Papierbögen statt <text:span text:style-name="T16">und soll in Form von einer Webanwendung digitalisiert werden, um Zeit sowie Arbeitskraft einsparen zu können.</text:span></text:p>
      <text:h text:style-name="Heading_20_3" text:outline-level="3"><text:bookmark-start text:name="__RefHeading___Toc136_3119963138"/>Projektziele<text:bookmark-end text:name="__RefHeading___Toc136_3119963138"/></text:h>
      <text:p text:style-name="Text_20_body">Ziel des Projekts ist es, diesen Vorgang zu digitalisieren. Dafür soll eine datenbankgestützte Webanwendung entwickelt werden. Mithilfe der Anwendung sollen die Arbeits<text:span text:style-name="T25">gemeinschaften </text:span>administriert werden. Außerdem soll die Möglichkeit geschaffen werden, den Auswahlprozess der Schüler*innen digital durchzuführen. Im Anschluss an die Wahl soll mithilfe der Anwendung eine Auswertung erstellt werden, die den Schüler*innen mitgeteilt werden soll. Zusätzlich zu den Grundeigenschaften der Anwendung soll diese besonders nutzerfreundlich gestaltet werden.</text:p>
      <text:h text:style-name="P32" text:outline-level="3"><text:bookmark-start text:name="__RefHeading___Toc138_3119963138"/>Projektumfeld<text:bookmark-end text:name="__RefHeading___Toc138_3119963138"/></text:h>
      <text:p text:style-name="P8">Das Projekt wird im Rahmen des Schulunterrichts an der RBZ Technik zu Kiel entwickelt.</text:p>
      <text:h text:style-name="Heading_20_3" text:outline-level="3"><text:bookmark-start text:name="__RefHeading___Toc140_3119963138"/>Projektbegründung<text:bookmark-end text:name="__RefHeading___Toc140_3119963138"/></text:h>
      <text:p text:style-name="P9">Die bisherigen Wahlen der Arbeitsgemeinschaften sowie die Zuteilung der Schüler*innen zu Arbeitsgemeinschaften verbrauchen viel Papier für die Auswahlbögen. Die Digitalisierung dieser Prozesse wird in Zukunft viel Papier einsparen. Außerdem wird keine Zeit mehr für die Vergabe de<text:span text:style-name="T23">r</text:span> Auswahlbögen sowie für die Auswertung der Bögen verbraucht, da die Schüler*innen selbstständig über die Anwendung ihre Wahlen angeben können und ein Algorithmus die Auswertung übernimmt.</text:p>
      <text:p text:style-name="P7"/>
      <text:h text:style-name="Heading_20_1" text:outline-level="1"><text:bookmark-start text:name="__RefHeading___Toc142_3119963138"/><text:soft-page-break/>Analyse<text:bookmark-end text:name="__RefHeading___Toc142_3119963138"/></text:h>
      <text:h text:style-name="Heading_20_2" text:outline-level="2"><text:bookmark-start text:name="__RefHeading___Toc280_3083509468"/>Ist-Analyse<text:bookmark-end text:name="__RefHeading___Toc280_3083509468"/></text:h>
      <text:p text:style-name="P10"><text:span text:style-name="T2">Die Schüler*innen sind verpflichtet, eine Arbeits</text:span><text:span text:style-name="T25">gemeinschaft</text:span><text:span text:style-name="T2"> zu wählen. Dafür gibt es i</text:span><text:span text:style-name="T3">n der Schule zur Zeit ein</text:span><text:span text:style-name="T2">en</text:span><text:span text:style-name="T3"> analoge</text:span><text:span text:style-name="T2">n</text:span><text:span text:style-name="T3"> Prozess zur Durchführung der Auswahl sowie zur </text:span><text:span text:style-name="T2">anschließenden </text:span><text:span text:style-name="T3">Auswertung. Die Schüler*innen bekommen einen Wahlzettel, auf der sie ihren vollständigen Namen, ihre Klasse, einen Erst-, Zweit- und Drittwunsch sowie eine persönliche Mitteilung eintragen können. </text:span><text:span text:style-name="T1">Aufgrund der stetig steigenden Schüler*innen-</text:span><text:span text:style-name="T8">A</text:span><text:span text:style-name="T1">nzahl und des damit verbundenen steigenden Aufwands soll dieser Prozess in ein digitales Format übertragen werden. </text:span><text:span text:style-name="T4">Die Schule besitzt bereits eine Datenbank mit den Schüler*innen sowie Klasseninformationen und ausreichend Hardware, um eine Webanwendung lokal bereitstellen zu können.</text:span></text:p>
      <text:h text:style-name="Heading_20_2" text:outline-level="2"><text:bookmark-start text:name="__RefHeading___Toc282_3083509468"/>Wirtschaftliche Analyse<text:bookmark-end text:name="__RefHeading___Toc282_3083509468"/></text:h>
      <text:h text:style-name="Heading_20_4" text:outline-level="4"><text:bookmark-start text:name="__RefHeading___Toc518_1214139968"/><text:span text:style-name="T17">2.2.1. </text:span>„<text:span text:style-name="T17">Make or Buy“-Entscheidung</text:span><text:bookmark-end text:name="__RefHeading___Toc518_1214139968"/></text:h>
      <text:p text:style-name="P21">Bei der Anwendung handelt es sich um eine speziell auf den Wahlprozess zugeschnittene Lösung. Auf dem Markt gibt es zwar speziell auf Wahlprozesse zugeschnittene Software, welche jedoch zu groß und somit zu teuer für den Prozess der Schule wäre. Außerdem sind Sonderwünsche sowie Anpassungen in Form von einer Eigenentwicklung umsetzbar. Deshalb wird die Anwendung als Eigenentwicklung umgesetzt.</text:p>
      <text:h text:style-name="P33" text:outline-level="4"><text:bookmark-start text:name="__RefHeading___Toc520_1214139968"/>2.2.2. Projektkosten<text:bookmark-end text:name="__RefHeading___Toc520_1214139968"/></text:h>
      <text:p text:style-name="P18">Durch die Entwicklung des Projektes entstehen Kosten. Diese sollen im folgenden kalkuliert werden, um eine genaue Übersicht zu verschaffen. Die Personalkosten für die Entwicklung werden in Form von Stundensätzen dargestellt. Die Entwicklung der Anwendung wird von Auszubildenden vorgenommen, so kann die Anwendung für den Kunden möglichst kostengünstig zum Stundensatz von 20€ entwickelt werden.</text:p>
      <text:p text:style-name="P18">Im Anschluss an die Entwicklung der Anwendung muss ein Mitarbeiter ein Code-Review vornehmen und sicherstellen, dass entsprechende <text:span text:style-name="T23">Testverfahren </text:span>erfolgreich durchgeführt wurden. Der Stundensatz eines Mitarbeiters wird mit 75€ berechnet.</text:p>
      <text:p text:style-name="P18">Eine Kostenaufstellung für die Vorgänge des Projektes lässt sich aus Tabelle 1 entnehmen.</text:p>
      <table:table table:name="Table1" table:style-name="Table1">
        <table:table-column table:style-name="Table1.A"/>
        <table:table-column table:style-name="Table1.B"/>
        <table:table-column table:style-name="Table1.C"/>
        <table:table-column table:style-name="Table1.D"/>
        <table:table-column table:style-name="Table1.E"/>
        <text:soft-page-break/>
        <table:table-row>
          <table:table-cell table:style-name="Table1.A1" office:value-type="string">
            <text:p text:style-name="P15">Vorgang</text:p>
          </table:table-cell>
          <table:table-cell table:style-name="Table1.A1" office:value-type="string">
            <text:p text:style-name="P15">Mitarbeiter</text:p>
          </table:table-cell>
          <table:table-cell table:style-name="Table1.A1" office:value-type="string">
            <text:p text:style-name="P15">Zeit</text:p>
          </table:table-cell>
          <table:table-cell table:style-name="Table1.A1" office:value-type="string">
            <text:p text:style-name="P15">Personal</text:p>
          </table:table-cell>
          <table:table-cell table:style-name="Table1.E1" office:value-type="string">
            <text:p text:style-name="P15">Gesamt</text:p>
          </table:table-cell>
        </table:table-row>
        <table:table-row>
          <table:table-cell table:style-name="Table1.A2" office:value-type="string">
            <text:p text:style-name="P14">Entwicklungskosten</text:p>
          </table:table-cell>
          <table:table-cell table:style-name="Table1.A2" office:value-type="string">
            <text:p text:style-name="P14">1x Auszubildender</text:p>
          </table:table-cell>
          <table:table-cell table:style-name="Table1.A2" office:value-type="string">
            <text:p text:style-name="P14">80 h</text:p>
          </table:table-cell>
          <table:table-cell table:style-name="Table1.A2" office:value-type="string">
            <text:p text:style-name="P14">1600,00 €</text:p>
          </table:table-cell>
          <table:table-cell table:style-name="Table1.E2" office:value-type="string">
            <text:p text:style-name="P14">1600,00 €</text:p>
          </table:table-cell>
        </table:table-row>
        <table:table-row>
          <table:table-cell table:style-name="Table1.A2" office:value-type="string">
            <text:p text:style-name="P14">Code-Review</text:p>
          </table:table-cell>
          <table:table-cell table:style-name="Table1.A2" office:value-type="string">
            <text:p text:style-name="P14">1x Mitarbeiter</text:p>
          </table:table-cell>
          <table:table-cell table:style-name="Table1.A2" office:value-type="string">
            <text:p text:style-name="P14">4 h</text:p>
          </table:table-cell>
          <table:table-cell table:style-name="Table1.A2" office:value-type="string">
            <text:p text:style-name="P14">300,00 €</text:p>
          </table:table-cell>
          <table:table-cell table:style-name="Table1.E2" office:value-type="string">
            <text:p text:style-name="P14">1900,00 €</text:p>
          </table:table-cell>
        </table:table-row>
        <table:table-row>
          <table:table-cell table:style-name="Table1.A2" office:value-type="string">
            <text:p text:style-name="P14">Testing</text:p>
          </table:table-cell>
          <table:table-cell table:style-name="Table1.A2" office:value-type="string">
            <text:p text:style-name="P14">1x Mitarbeiter</text:p>
          </table:table-cell>
          <table:table-cell table:style-name="Table1.A2" office:value-type="string">
            <text:p text:style-name="P14">4 h</text:p>
          </table:table-cell>
          <table:table-cell table:style-name="Table1.A2" office:value-type="string">
            <text:p text:style-name="P14">300,00 €</text:p>
          </table:table-cell>
          <table:table-cell table:style-name="Table1.E2" office:value-type="string">
            <text:p text:style-name="P14">2200,00 €</text:p>
          </table:table-cell>
        </table:table-row>
        <table:table-row>
          <table:table-cell table:style-name="Table1.A2" office:value-type="string">
            <text:p text:style-name="P14">Abnahme</text:p>
          </table:table-cell>
          <table:table-cell table:style-name="Table1.A2" office:value-type="string">
            <text:p text:style-name="P14">1x Mitarbeiter</text:p>
          </table:table-cell>
          <table:table-cell table:style-name="Table1.A2" office:value-type="string">
            <text:p text:style-name="P14">1 h</text:p>
          </table:table-cell>
          <table:table-cell table:style-name="Table1.A2" office:value-type="string">
            <text:p text:style-name="P14">75,00 €</text:p>
          </table:table-cell>
          <table:table-cell table:style-name="Table1.E2" office:value-type="string">
            <text:p text:style-name="P14">2275,00 €</text:p>
          </table:table-cell>
        </table:table-row>
        <table:table-row>
          <table:table-cell table:style-name="Table1.A2" table:number-columns-spanned="4" office:value-type="string">
            <text:p text:style-name="P16">Gesamtkosten des Projekt<text:span text:style-name="T18">e</text:span>s:</text:p>
          </table:table-cell>
          <table:covered-table-cell/>
          <table:covered-table-cell/>
          <table:covered-table-cell/>
          <table:table-cell table:style-name="Table1.E2" office:value-type="string">
            <text:p text:style-name="P17">2275,00 €</text:p>
          </table:table-cell>
        </table:table-row>
      </table:table>
      <text:p text:style-name="P22">Tabelle 1 - Kostenaufstellung</text:p>
      <text:h text:style-name="Heading_20_4" text:outline-level="4"><text:bookmark-start text:name="__RefHeading___Toc533_1018631107"/>2.2.3. Amortisationsdauer<text:bookmark-end text:name="__RefHeading___Toc533_1018631107"/></text:h>
      <text:p text:style-name="P19">Um beurteilen zu können, ob die Entwicklung des Projektes wirtschaftlich sinnvoll ist, kann die Amortisationsdauer berechnet werden. Dies verschafft einen Überblick bezüglich der laufenden Kostenerspanis der Anwendung. </text:p>
      <text:p text:style-name="P20">Die Kostenersparnis entsteht durch die Automatisierung des Wahlprozesses. So können <text:span text:style-name="T20">in Zukunft </text:span>viele Stunden <text:span text:style-name="T19">Personalkosten </text:span>eingespart werden.</text:p>
      <text:p text:style-name="P20"><text:span text:style-name="T19">Berechnet wird die Amortisationsdauer, indem man die Kosten der Anschaffung durch die laufende Kostenersparnis dividiert.</text:span> <text:span text:style-name="T21">Der Wahlvorgang im Ist-</text:span><text:span text:style-name="T24">Z</text:span><text:span text:style-name="T21">ustand wird auf einen Zeitaufwand von 40 Stunden für die verschiedenen Prozesse berechnet.</text:span></text:p>
      <text:p text:style-name="P23">Annahmen <text:span text:style-name="T24">für die Berechnung</text:span>: </text:p>
      <text:list xml:id="list185523824" text:style-name="L1">
        <text:list-item>
          <text:p text:style-name="P40">Kosten der Anschaffung und Entwicklung des Systems: 2.275 Euro</text:p>
        </text:list-item>
        <text:list-item>
          <text:p text:style-name="P40">Laufende Kostenersparnis pro Jahr: <text:span text:style-name="T24">8</text:span>0 Stunden</text:p>
        </text:list-item>
        <text:list-item>
          <text:p text:style-name="P49">Stundensatz für Mitarbeiter sowie deren Ressourcennutzung: <text:span text:style-name="T30">11</text:span>0€ + 20€</text:p>
        </text:list-item>
      </text:list>
      <text:p text:style-name="P48">Der Zeitaufwand für die laufende Kostenersparnis pro Jahr wird mit der Arbeitszeit, die die Lehrkräfte und Administratoren für die Durchführung sowie Auswertung der Wahl jährlich benötigen, begründet. <text:span text:style-name="T25">Die Annahmen bilden die Grundlage für die folgende Berechnung der Amortisationsdauer.</text:span></text:p>
      <text:p text:style-name="P50">80 Stunden pro Jahr * (<text:span text:style-name="T30">110</text:span> € + 20 €) = <text:span text:style-name="T30">10</text:span>400 € pro Jahr</text:p>
      <text:p text:style-name="P51"><text:span text:style-name="T25">2275 € Projektkosten / </text:span><text:span text:style-name="T30">104</text:span><text:span text:style-name="T25">00 € pro Jahr = 0,</text:span><text:span text:style-name="T30">22 </text:span><text:span text:style-name="T25">Jahre </text:span><text:span text:style-name="T26">≈ </text:span><text:span text:style-name="T28">81 </text:span><text:span text:style-name="T27">Tage</text:span></text:p>
      <text:p text:style-name="P52"><text:span text:style-name="T26">Die Amortisationsrechnung lässt deutlich erkennen, dass die Anschaffung der Anwendung eine deutliche Kostenersparnis für die Schule darstellt. </text:span></text:p>
      <text:h text:style-name="Heading_20_2" text:outline-level="2"><text:bookmark-start text:name="__RefHeading___Toc317_2424578105"/><text:soft-page-break/>Lastenheft<text:bookmark-end text:name="__RefHeading___Toc317_2424578105"/></text:h>
      <text:p text:style-name="P11">Im folgenden werden die Anforderungen definiert, die die zu entwickelnde Anwendung erfüllen muss. <text:span text:style-name="T13">Dies umfasst alle Anforderungen des Auftraggebers an die zu erstellende Anwendung:</text:span></text:p>
      <text:list xml:id="list2187515232" text:style-name="L2">
        <text:list-item>
          <text:p text:style-name="P41">Die Anwendung soll eine Login Funktion für Administratoren bereitstellen.</text:p>
        </text:list-item>
        <text:list-item>
          <text:p text:style-name="P41">Die Anwendung soll Arbeitsgemeinschaften auflisten die von Administratoren verwaltet werden können. <text:span text:style-name="T12">Es sollen Arbeitsgemeinschaften erstellt, bearbeitet und gelöscht werden können.</text:span></text:p>
        </text:list-item>
        <text:list-item>
          <text:p text:style-name="P41">Die Anwendung soll einen Wahlprozess für die Schüler*<text:span text:style-name="T29">innen</text:span> initiieren können. Der Wahlprozess soll mittels eines Formulars geschehen welches sich am original Wahlzettel orientiert.</text:p>
        </text:list-item>
        <text:list-item>
          <text:p text:style-name="P41">Die Anwendung soll den Wahlprozess der Schüler*<text:span text:style-name="T29">innen</text:span> <text:span text:style-name="T11">automatisiert </text:span>auswerten sowie in Form von einer Website anzeigen können.</text:p>
        </text:list-item>
        <text:list-item>
          <text:p text:style-name="P41">Die Anwendung soll Sicherheitsprüfungen während des Wahlprozess beinhalten, welche doppelte oder falsche Wahlen verhindern.</text:p>
        </text:list-item>
        <text:list-item>
          <text:p text:style-name="P41">Die Anwendung soll einer besonders nutzerfreundlichen Gestaltung entsprechen.</text:p>
        </text:list-item>
      </text:list>
      <text:h text:style-name="P30" text:outline-level="1"><text:bookmark-start text:name="__RefHeading___Toc144_3119963138"/>Entwurfsphase<text:bookmark-end text:name="__RefHeading___Toc144_3119963138"/></text:h>
      <text:h text:style-name="Heading_20_2" text:outline-level="2"><text:bookmark-start text:name="__RefHeading___Toc284_3083509468"/><text:s/>Soll-Konzept<text:bookmark-end text:name="__RefHeading___Toc284_3083509468"/></text:h>
      <text:p text:style-name="P13"><text:span text:style-name="T9">Für die digitale Umsetzung des Projekts wird eine Webanwendung mit modernen Webtechnologien </text:span><text:span text:style-name="T4">erstellt. Angestrebt ist ein nutzerfreundliches Frontend mit </text:span><text:span text:style-name="T5">dem Web-Framework </text:span><text:span text:style-name="T4">Vue.js. Im Hintergrund regelt ein Java Webserver Datenbankzugriffe und Verifizierungen der Eingaben. </text:span><text:span text:style-name="T5">Der Webserver sowie die Homepage werden ü</text:span><text:span text:style-name="T6">b</text:span><text:span text:style-name="T5">er einen der bereits vorhandenen Server der Schule bereitgestellt.</text:span><text:span text:style-name="T4"> </text:span><text:span text:style-name="T5">Die Webanwendung erstreckt sich über mehrere Seiten. Es soll möglich sein, Admin</text:span><text:span text:style-name="T10">i</text:span><text:span text:style-name="T5">stratoren für die Anwendung festzulegen. Über einen Login-Prozess soll der Zugriff auf administrative Seiten </text:span><text:span text:style-name="T15">sowie die Wahl de</text:span><text:span text:style-name="T29">r</text:span><text:span text:style-name="T15"> jeweiligen Schüler*</text:span><text:span text:style-name="T29">in</text:span><text:span text:style-name="T15"> </text:span><text:span text:style-name="T5">geschützt werden. Administratoren sollen zudem die Möglichkeit haben, Arbeitsg</text:span><text:span text:style-name="T25">emeinschaften</text:span><text:span text:style-name="T5"> zu erstellen, bearbeiten und löschen. Für die Wahl der </text:span><text:span text:style-name="T25">Arbeitsgemeintschaten</text:span><text:span text:style-name="T5"> muss eine Seite erstellt werden, die dem Muster des </text:span><text:soft-page-break/><text:span text:style-name="T5">bisherigen Wahlzettels entspricht. Nach </text:span><text:span text:style-name="T6">A</text:span><text:span text:style-name="T5">bsenden der Daten müssen Prüfungen erfolgen, ob d</text:span><text:span text:style-name="T8">ie</text:span><text:span text:style-name="T5"> Schüler*innen bereits </text:span><text:span text:style-name="T6">in dem Wahldaten vorhanden </text:span><text:span text:style-name="T8">sind</text:span><text:span text:style-name="T6">, um doppelte Wahlen zu vermeiden. Sobald die Auswertung erstellt werden soll, müssen die in der Datenbank hinterlegten Daten mit einem Algorithmus fair auf die Arbeitsg</text:span><text:span text:style-name="T25">emeinschaften</text:span><text:span text:style-name="T6"> verteilt werden. Anschließend soll es die Option geben die Seite mit der Auswertung zu veröffentlichen, sodass die Schüler*innen ihre Arbeitsg</text:span><text:span text:style-name="T25">emeinschaften</text:span><text:span text:style-name="T6"> einsehen können.</text:span></text:p>
      <text:h text:style-name="Heading_20_2" text:outline-level="2"><text:bookmark-start text:name="__RefHeading___Toc319_2424578105"/>Pflichtenheft<text:bookmark-end text:name="__RefHeading___Toc319_2424578105"/></text:h>
      <text:p text:style-name="P12">Im folgenden wird die geplante Umsetzung der aus dem Lastenheft definierten Anforderungen beschrieben:</text:p>
      <text:list xml:id="list1134355655" text:style-name="L3">
        <text:list-item>
          <text:p text:style-name="P42">Die Login Funktion wird über ein<text:span text:style-name="T14"> Formular</text:span> auf der Anwedung umgesetzt. <text:span text:style-name="T14">Die Daten aus dem Formular, welche E-Mail und Passwort beinhalten, werden mit dem MD5 Algorithmus verschlüsselt und an den Webserver geschickt. Dieser Antwortet bei erfolgreicher Authentifizierung mit einem JSON-Webtoken welcher bei zukünftigen Anfragen verifiziert wird.</text:span></text:p>
        </text:list-item>
        <text:list-item>
          <text:p text:style-name="P43">Das Auflisten der Arbeitsgemeinschaften erfolgt über eine Anfrage an den Webserver. Die Anfrage wird automatisch durch das Aufrufen einer bestimmten Route abgeschickt. Der Server liest die Daten der Arbeitsg<text:span text:style-name="T25">emeinschaften</text:span> aus der Datenbank und schickt diese an die Anwendung.</text:p>
        </text:list-item>
      </text:list>
      <text:list xml:id="list101029909442633" text:continue-list="list2187515232" text:style-name="L2">
        <text:list-item>
          <text:p text:style-name="P44">Das Bearbeiten der Arbeitsgemeinschaften erfolgt über eine entsprechende Seite auf der Anwendung. Hier werden die benötigten Arbeitsgemeinschaften von Administratoren über ein Formular erstellt und an den Webserver geschickt. Dieser hinterlegt die Arbeitsgemeinschaften in einer SQLite Datenbank.</text:p>
        </text:list-item>
        <text:list-item>
          <text:p text:style-name="P45">Der Wahlprozess erfolgt über ein Formular welches sich am original Wahlzettel orientiert. Die Schüler*<text:span text:style-name="T29">innen</text:span> nutzen dafür ihre Daten sobald der Wahlprozess initiiert wurde. Sobald die Schüler*<text:span text:style-name="T29">innen</text:span> ihre Wahl abschicken, prüft der Webserver ob <text:span text:style-name="T29">die jeweilige Person</text:span> bereits gewählt hat. Falls nicht landen die Daten in der Datenbank.</text:p>
        </text:list-item>
        <text:list-item>
          <text:p text:style-name="P46"><text:soft-page-break/>Die Auswertung des Wahlprozesses erfolgt über einen speziellen Algorithmus. Die Schüler*<text:span text:style-name="T29">innen</text:span> werden per Zufall auf die Arbeitsgemeinschaften verteilt. So werden die Arbeitsgemeinschaften unabhängig vom Zeitpunkt der Wahl gefüllt. Sobald die Arbeitsgemeinschaften voll sind, werden die übrigen Schüler*<text:span text:style-name="T29">innen</text:span> zufällig auf die restlichen Arbeitsgemeinschaften verteilt. Dies wird vom Webserver durchgeführt.</text:p>
        </text:list-item>
        <text:list-item>
          <text:p text:style-name="P47">Die Gestaltung der Anwendung wird sich an der allgemeinen Online-Präsentation der Schule orientieren. Die verschiedenen Seiten werden nach modernen UX Standards entwickelt und für Zugänglichkeit mit entsprechenden Aria-Labels versehen.</text:p>
        </text:list-item>
      </text:list>
      <text:h text:style-name="Heading_20_1" text:outline-level="1"><text:bookmark-start text:name="__RefHeading___Toc148_3119963138"/><text:span text:style-name="T13">Projektp</text:span>lanung <text:bookmark-end text:name="__RefHeading___Toc148_3119963138"/></text:h>
      <text:h text:style-name="Heading_20_2" text:outline-level="2"><text:bookmark-start text:name="__RefHeading___Toc321_2424578105"/>Projektphasen<text:bookmark-end text:name="__RefHeading___Toc321_2424578105"/></text:h>
      <text:p text:style-name="P53">Für die komplette Durchführung des Projektes gab es ein Zeitlimit von 80 Stunden. Die Zeitvorgabe bildet die Grundlage für eine systematische Zeiteinteilung in Form von <text:span text:style-name="T31">Phasen</text:span>. <text:span text:style-name="T31">Die in der folgenden Tabelle 1 dargestellten Phasen sind für die Durchführung des Projekts vorgesehen. Es handelt sich dabei um die grobe Zeitplanung.</text:span></text:p>
      <table:table table:name="Table2" table:style-name="Table2">
        <table:table-column table:style-name="Table2.A" table:number-columns-repeated="2"/>
        <table:table-row>
          <table:table-cell table:style-name="Table2.A1" office:value-type="string">
            <text:p text:style-name="P36">Projektphase</text:p>
          </table:table-cell>
          <table:table-cell table:style-name="Table2.B1" office:value-type="string">
            <text:p text:style-name="P37">Geplante Zeit</text:p>
          </table:table-cell>
        </table:table-row>
        <table:table-row>
          <table:table-cell table:style-name="Table2.A2" office:value-type="string">
            <text:p text:style-name="P34">Analysephase</text:p>
          </table:table-cell>
          <table:table-cell table:style-name="Table2.B2" office:value-type="string">
            <text:p text:style-name="P35">6 h</text:p>
          </table:table-cell>
        </table:table-row>
        <table:table-row>
          <table:table-cell table:style-name="Table2.A2" office:value-type="string">
            <text:p text:style-name="P34">Konzeptionsphase</text:p>
          </table:table-cell>
          <table:table-cell table:style-name="Table2.B2" office:value-type="string">
            <text:p text:style-name="P35">5 h</text:p>
          </table:table-cell>
        </table:table-row>
        <table:table-row>
          <table:table-cell table:style-name="Table2.A2" office:value-type="string">
            <text:p text:style-name="P34">Implementierungsphase</text:p>
          </table:table-cell>
          <table:table-cell table:style-name="Table2.B2" office:value-type="string">
            <text:p text:style-name="P35">35 h</text:p>
          </table:table-cell>
        </table:table-row>
        <table:table-row>
          <table:table-cell table:style-name="Table2.A2" office:value-type="string">
            <text:p text:style-name="P34">Testphase</text:p>
          </table:table-cell>
          <table:table-cell table:style-name="Table2.B2" office:value-type="string">
            <text:p text:style-name="P35">8 h</text:p>
          </table:table-cell>
        </table:table-row>
        <table:table-row>
          <table:table-cell table:style-name="Table2.A2" office:value-type="string">
            <text:p text:style-name="P34">Projektabnahme und Einführung</text:p>
          </table:table-cell>
          <table:table-cell table:style-name="Table2.B2" office:value-type="string">
            <text:p text:style-name="P35">6 h</text:p>
          </table:table-cell>
        </table:table-row>
        <table:table-row>
          <table:table-cell table:style-name="Table2.A2" office:value-type="string">
            <text:p text:style-name="P34">Erstellung der Dokumentation</text:p>
          </table:table-cell>
          <table:table-cell table:style-name="Table2.B2" office:value-type="string">
            <text:p text:style-name="P35">20 h</text:p>
          </table:table-cell>
        </table:table-row>
        <table:table-row>
          <table:table-cell table:style-name="Table2.A2" office:value-type="string">
            <text:p text:style-name="P38">Gesamt</text:p>
          </table:table-cell>
          <table:table-cell table:style-name="Table2.B2" office:value-type="string">
            <text:p text:style-name="P39">80 h</text:p>
          </table:table-cell>
        </table:table-row>
      </table:table>
      <text:p text:style-name="P53"/>
      <text:h text:style-name="Heading_20_2" text:outline-level="2"><text:bookmark-start text:name="__RefHeading___Toc323_2424578105"/>Ressourcenplanung<text:bookmark-end text:name="__RefHeading___Toc323_2424578105"/></text:h>
      <text:p text:style-name="P54">Die für das Projekt verwendeten Ressourcen sind in einer Übersicht im Anhang der Dokumentation <text:span text:style-name="T32">aufgelistet. Für die Auswahl der genutzten Ressourcen sind möglichst kostengünstige oder sogar kostenfreie Anwendungen vorgesehen.</text:span></text:p>
      <text:h text:style-name="Heading_20_2" text:outline-level="2"><text:bookmark-start text:name="__RefHeading___Toc325_2424578105"/><text:soft-page-break/>Entwicklungsprozess<text:bookmark-end text:name="__RefHeading___Toc325_2424578105"/></text:h>
      <text:p text:style-name="P56">Für die Organisation des Entwicklungsprozesses wird das Projekt in einzelne Aufgaben aufgeteilt, die anhand eines Kanban-Boards verwaltet werden können. <text:span text:style-name="T33">Durch die Aufteilung können die grundlegenden Bedürfnisse des Kunden übersichtlich in einzelnen Arbeitsschritten abgebildet und somit geplant werden.</text:span></text:p>
      <text:p text:style-name="P57">Da es sich um eine Full-Stack Anwendung handelt, wird der Entwicklungsprozess testgetrieben durchgeführt. So können Fehlerquellen schnell aufgedeckt und behoben werden. In der testgetriebenen Entwicklung wird vor der eigentlichen Implementierung eines Bestandteils der Anwendung ein Test geschrieben, der fehlschlägt. Anhand dieses Tests wird das neue Bestandteil entwickelt bis der Test erfolgreich ist. So können bei der Implementierung neuer Bestandteile der Anwendung alle anderen Bestandteile auf korrekte Funktionalität geprüft werden und das neue Bestandteil problemlos integriert.</text:p>
      <text:p text:style-name="P58">Dieses Vorgehen vereinfacht die hohe Komplexität des Entwicklungsprozesses einer Full-Stack-Applikation und dient der Qualitätssicherung.</text:p>
      <text:h text:style-name="P31" text:outline-level="1"><text:bookmark-start text:name="__RefHeading___Toc540_1018631107"/><text:span text:style-name="T22">Datenschutz &amp; Datensicherheit</text:span><text:bookmark-end text:name="__RefHeading___Toc540_1018631107"/></text:h>
      <text:h text:style-name="Heading_20_1" text:outline-level="1"><text:bookmark-start text:name="__RefHeading___Toc158_3119963138"/>Anhang<text:bookmark-end text:name="__RefHeading___Toc158_3119963138"/></text:h>
      <text:p text:style-name="Text_20_body"/>
      <text:p text:style-name="P55">Ressourcen &amp; detaillierte Zeitplanung</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imbus Sans" svg:font-family="'Nimbus Sans'" style:font-adornments="Regular" style:font-family-generic="swiss" style:font-pitch="variable"/>
    <style:font-face style:name="OpenSymbol" svg:font-family="OpenSymbol" style:font-charset="x-symbol"/>
    <style:font-face style:name="arial" svg:font-family="arial" style:font-adornments="Italic" style:font-family-generic="swiss"/>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50%"/>
      <style:text-properties style:font-name="Arial" fo:font-family="Arial" style:font-family-generic="swiss" style:font-pitch="variable" fo:font-size="12pt" officeooo:rsid="00159b08"/>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master-page-name="">
      <style:paragraph-properties fo:margin-top="0.0835in" fo:margin-bottom="0.0835in" style:contextual-spacing="false" style:page-number="auto" text:number-lines="false" text:line-number="0"/>
      <style:text-properties style:font-name="arial" fo:font-family="arial" style:font-style-name="Italic" style:font-family-generic="swis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style:font-name="Arial" fo:font-family="Arial" style:font-family-generic="swiss" style:font-pitch="variable" fo:font-size="18pt" fo:font-weight="bold" style:font-size-asian="18pt" style:font-weight-asian="bold" style:font-size-complex="1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15in" style:type="center"/>
          <style:tab-stop style:position="6.3in" style:type="right"/>
        </style:tab-stops>
      </style:paragraph-properties>
    </style:style>
    <style:style style:name="Footer" style:family="paragraph" style:parent-style-name="Header_20_and_20_Footer" style:class="extra">
      <style:paragraph-properties text:number-lines="false" text:line-number="0">
        <style:tab-stops>
          <style:tab-stop style:position="3.15in" style:type="center"/>
          <style:tab-stop style:position="6.3in" style:type="righ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302in" style:type="right" style:leader-style="dotted" style:leader-text="."/>
        </style:tab-stops>
      </style:paragraph-properties>
      <style:text-properties style:font-name="Nimbus Sans" fo:font-family="'Nimbus Sans'" style:font-style-name="Regular" style:font-family-generic="swiss" style:font-pitch="variable"/>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1055in" style:type="right" style:leader-style="dotted" style:leader-text="."/>
        </style:tab-stops>
      </style:paragraph-properties>
      <style:text-properties style:font-name="Nimbus Sans" fo:font-family="'Nimbus Sans'" style:font-style-name="Regular" style:font-family-generic="swiss" style:font-pitch="variable"/>
    </style:style>
    <style:style style:name="Contents_20_3" style:display-name="Contents 3" style:family="paragraph" style:parent-style-name="Index" style:class="index">
      <style:paragraph-properties fo:margin-left="0.3937in" fo:margin-right="0in" fo:text-indent="0in" style:auto-text-indent="false">
        <style:tab-stops>
          <style:tab-stop style:position="5.9083in" style:type="right" style:leader-style="dotted" style:leader-text="."/>
        </style:tab-stops>
      </style:paragraph-properties>
      <style:text-properties style:font-name="Nimbus Sans" fo:font-family="'Nimbus Sans'" style:font-style-name="Regular" style:font-family-generic="swiss" style:font-pitch="variable"/>
    </style:style>
    <style:style style:name="Contents_20_4" style:display-name="Contents 4" style:family="paragraph" style:parent-style-name="Index" style:class="index">
      <style:paragraph-properties fo:margin-left="0.5902in" fo:margin-right="0in" fo:text-indent="0in" style:auto-text-indent="false">
        <style:tab-stops>
          <style:tab-stop style:position="5.7118in" style:type="right" style:leader-style="dotted" style:leader-text="."/>
        </style:tab-stops>
      </style:paragraph-properties>
      <style:text-properties style:font-name="Nimbus Sans" fo:font-family="'Nimbus Sans'" style:font-style-name="Regular" style:font-family-generic="swiss" style:font-pitch="variable"/>
    </style:style>
    <style:style style:name="Contents_20_5" style:display-name="Contents 5" style:family="paragraph" style:parent-style-name="Index" style:class="index">
      <style:paragraph-properties fo:margin-left="0.7874in" fo:margin-right="0in" fo:text-indent="0in" style:auto-text-indent="false">
        <style:tab-stops>
          <style:tab-stop style:position="5.5146in" style:type="right" style:leader-style="dotted" style:leader-text="."/>
        </style:tab-stops>
      </style:paragraph-properties>
      <style:text-properties style:font-name="Nimbus Sans" fo:font-family="'Nimbus Sans'" style:font-style-name="Regular" style:font-family-generic="swiss" style:font-pitch="variable"/>
    </style:style>
    <style:style style:name="Contents_20_6" style:display-name="Contents 6" style:family="paragraph" style:parent-style-name="Index" style:class="index">
      <style:paragraph-properties fo:margin-left="0.9839in" fo:margin-right="0in" fo:text-indent="0in" style:auto-text-indent="false">
        <style:tab-stops>
          <style:tab-stop style:position="5.3181in" style:type="right" style:leader-style="dotted" style:leader-text="."/>
        </style:tab-stops>
      </style:paragraph-properties>
      <style:text-properties style:font-name="Nimbus Sans" fo:font-family="'Nimbus Sans'" style:font-style-name="Regular" style:font-family-generic="swiss" style:font-pitch="variabl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normal"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9pt" fo:font-weight="bold" style:font-size-asian="9pt" style:font-weight-asian="bold" style:font-size-complex="9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Strong_20_Emphasis" style:display-name="Strong Emphasis" style:family="text">
      <style:text-properties fo:font-weight="bold" style:font-weight-asian="bold" style:font-weight-complex="bold"/>
    </style:style>
    <text:outline-style style:name="Outline">
      <text:outline-level-style text:level="1" text:style-name="Numbering_20_Symbols" loext:num-list-format="%1%." style:num-suffix="." style:num-format="1">
        <style:list-level-properties text:list-level-position-and-space-mode="label-alignment">
          <style:list-level-label-alignment text:label-followed-by="listtab"/>
        </style:list-level-properties>
      </text:outline-level-style>
      <text:outline-level-style text:level="2" text:style-name="Numbering_20_Symbols" loext:num-list-format="%1%.%2%." style:num-suffix="." style:num-format="1" text:display-levels="2">
        <style:list-level-properties text:list-level-position-and-space-mode="label-alignment">
          <style:list-level-label-alignment text:label-followed-by="listtab"/>
        </style:list-level-properties>
      </text:outline-level-style>
      <text:outline-level-style text:level="3" text:style-name="Numbering_20_Symbols" loext:num-list-format="%2%.%3%." style:num-suffix="." style:num-format="1" text:display-levels="2">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2701in" fo:page-height="11.6902in" style:num-format="1" style:print-orientation="portrait" fo:margin-top="0.7874in" fo:margin-bottom="0.7874in" fo:margin-left="0.9839in" fo:margin-right="0.9839in" fo:border="none" fo:padding="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9</text:page-number></text:p>
      </style:footer>
      <style:footer-first>
        <text:p text:style-name="Footer"/>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8-29T09:58:57.880000000</meta:creation-date>
    <dc:date>2023-09-19T10:10:28.922397433</dc:date>
    <meta:editing-duration>PT5H2M56S</meta:editing-duration>
    <meta:editing-cycles>73</meta:editing-cycles>
    <meta:generator>LibreOffice/7.3.7.2$Linux_X86_64 LibreOffice_project/30$Build-2</meta:generator>
    <meta:document-statistic meta:table-count="2" meta:image-count="0" meta:object-count="0" meta:page-count="9" meta:paragraph-count="140" meta:word-count="1623" meta:character-count="12304" meta:non-whitespace-character-count="10848"/>
  </office:meta>
</office:document-meta>
</file>